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423d5f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e8596"/>
    </style:style>
    <style:style style:name="P15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436ac9"/>
    </style:style>
    <style:style style:name="P2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fbc6d" officeooo:paragraph-rsid="003fbc6d" fo:background-color="#ffffff" style:font-name-asian="Times New Roman1" style:font-name-complex="Times New Roman1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48f8dc" officeooo:paragraph-rsid="0048f8dc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0.05in" style:shadow="none"/>
      <style:text-properties fo:color="#000000" style:font-name="Segoe UI Semilight" fo:font-size="7pt" officeooo:rsid="004aeb0f" officeooo:paragraph-rsid="004aeb0f" fo:background-color="#ffffff" style:font-name-asian="Times New Roman1" style:font-size-asian="7pt" style:font-name-complex="Times New Roman1" style:font-size-complex="7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fo:line-height="0.05in" fo:background-color="#ffffff" style:shadow="none" style:vertical-align="baseline"/>
      <style:text-properties fo:color="#000000" style:font-name="Segoe UI Semilight" fo:font-size="7pt" officeooo:rsid="004aeb0f" officeooo:paragraph-rsid="004aeb0f" fo:background-color="#ffffff" style:font-name-asian="Times New Roman1" style:font-size-asian="7pt" style:font-name-complex="Times New Roman1" style:font-size-complex="7pt" style:font-weight-complex="bold"/>
    </style:style>
    <style:style style:name="P2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0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5cd4f"/>
    </style:style>
    <style:style style:name="P31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8f8dc"/>
    </style:style>
    <style:style style:name="P32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8f8dc"/>
    </style:style>
    <style:style style:name="P33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474b70"/>
    </style:style>
    <style:style style:name="P34" style:family="paragraph" style:parent-style-name="Text_20_body" style:list-style-name="WWNum25">
      <style:paragraph-properties fo:margin-top="0in" fo:margin-bottom="0in" loext:contextual-spacing="true" fo:line-height="0.2in" style:shadow="none"/>
      <style:text-properties officeooo:paragraph-rsid="0048f8dc"/>
    </style:style>
    <style:style style:name="P35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45cd4f" style:font-name-asian="Times New Roman1" style:font-name-complex="Times New Roman1" style:font-weight-complex="bold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436ac9"/>
    </style:style>
    <style:style style:name="P3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5cd4f" officeooo:paragraph-rsid="0048f8dc"/>
    </style:style>
    <style:style style:name="P3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97721" officeooo:paragraph-rsid="00497721"/>
    </style:style>
    <style:style style:name="P40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497721" style:font-name-asian="Times New Roman1" style:font-name-complex="Times New Roman1" style:font-weight-complex="bold"/>
    </style:style>
    <style:style style:name="T9" style:family="text">
      <style:text-properties fo:color="#000000" style:font-name="Calibri Light1" officeooo:rsid="0026616e" style:font-name-asian="Times New Roman1" style:font-name-complex="Times New Roman1"/>
    </style:style>
    <style:style style:name="T10" style:family="text">
      <style:text-properties fo:color="#000000" style:font-name="Calibri Light1" officeooo:rsid="002705aa" style:font-name-asian="Times New Roman1" style:font-name-complex="Times New Roman1"/>
    </style:style>
    <style:style style:name="T11" style:family="text">
      <style:text-properties fo:color="#000000" style:font-name="Calibri Light1" officeooo:rsid="00436ac9" style:font-name-asian="Times New Roman1" style:font-name-complex="Times New Roman1"/>
    </style:style>
    <style:style style:name="T12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7" style:family="text">
      <style:text-properties fo:color="#000000" style:font-name="Calibri Light1" officeooo:rsid="00423d5f" fo:background-color="#ffffff" loext:char-shading-value="0" style:font-name-asian="Times New Roman1" style:font-name-complex="Times New Roman1"/>
    </style:style>
    <style:style style:name="T18" style:family="text">
      <style:text-properties fo:color="#000000" style:font-name-asian="Times New Roman1" style:font-name-complex="Times New Roman1" style:font-weight-complex="bold"/>
    </style:style>
    <style:style style:name="T19" style:family="text">
      <style:text-properties fo:color="#000000" officeooo:rsid="0010dfe8" style:font-name-asian="Times New Roman1" style:font-name-complex="Times New Roman1" style:font-weight-complex="bold"/>
    </style:style>
    <style:style style:name="T20" style:family="text">
      <style:text-properties fo:color="#000000" officeooo:rsid="0013dc92" style:font-name-asian="Times New Roman1" style:font-name-complex="Times New Roman1" style:font-weight-complex="bold"/>
    </style:style>
    <style:style style:name="T21" style:family="text">
      <style:text-properties fo:color="#000000" officeooo:rsid="001fa27f" style:font-name-asian="Times New Roman1" style:font-name-complex="Times New Roman1" style:font-weight-complex="bold"/>
    </style:style>
    <style:style style:name="T22" style:family="text">
      <style:text-properties fo:color="#000000" officeooo:rsid="00243ec1" style:font-name-asian="Times New Roman1" style:font-name-complex="Times New Roman1" style:font-weight-complex="bold"/>
    </style:style>
    <style:style style:name="T23" style:family="text">
      <style:text-properties fo:color="#000000" officeooo:rsid="0045cd4f" style:font-name-asian="Times New Roman1" style:font-name-complex="Times New Roman1" style:font-weight-complex="bold"/>
    </style:style>
    <style:style style:name="T24" style:family="text">
      <style:text-properties fo:color="#000000" officeooo:rsid="00474b70" style:font-name-asian="Times New Roman1" style:font-name-complex="Times New Roman1" style:font-weight-complex="bold"/>
    </style:style>
    <style:style style:name="T25" style:family="text">
      <style:text-properties fo:color="#000000" officeooo:rsid="0048f8dc" style:font-name-asian="Times New Roman1" style:font-name-complex="Times New Roman1" style:font-weight-complex="bold"/>
    </style:style>
    <style:style style:name="T26" style:family="text">
      <style:text-properties fo:color="#000000" fo:background-color="#ffffff" loext:char-shading-value="0" style:font-name-asian="Times New Roman1" style:font-name-complex="Times New Roman1"/>
    </style:style>
    <style:style style:name="T27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8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9" style:family="text">
      <style:text-properties fo:color="#000000" style:font-name="Calibri Light2" officeooo:rsid="00474b70" style:font-name-asian="Times New Roman1" style:font-name-complex="Times New Roman1" style:font-weight-complex="bold"/>
    </style:style>
    <style:style style:name="T30" style:family="text">
      <style:text-properties style:font-name="Calibri Light1"/>
    </style:style>
    <style:style style:name="T31" style:family="text">
      <style:text-properties style:font-name="Calibri Light1" fo:font-style="italic" style:font-style-asian="italic" style:font-style-complex="italic"/>
    </style:style>
    <style:style style:name="T32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3" style:family="text">
      <style:text-properties style:font-name="Calibri Light1" fo:font-style="italic" style:font-name-asian="Times New Roman1" style:font-style-asian="italic" style:font-name-complex="Times New Roman1" style:font-weight-complex="bold"/>
    </style:style>
    <style:style style:name="T34" style:family="text">
      <style:text-properties style:font-name="Calibri Light1" style:font-style-complex="italic"/>
    </style:style>
    <style:style style:name="T35" style:family="text">
      <style:text-properties style:font-name="Calibri Light1" officeooo:rsid="00319461" style:font-style-complex="italic"/>
    </style:style>
    <style:style style:name="T36" style:family="text">
      <style:text-properties style:font-name="Calibri Light1" officeooo:rsid="00182a72"/>
    </style:style>
    <style:style style:name="T37" style:family="text">
      <style:text-properties style:font-name="Calibri Light1" officeooo:rsid="001fa27f"/>
    </style:style>
    <style:style style:name="T38" style:family="text">
      <style:text-properties style:font-name="Calibri Light1" officeooo:rsid="002fbc15"/>
    </style:style>
    <style:style style:name="T39" style:family="text">
      <style:text-properties style:font-name="Calibri Light1" officeooo:rsid="00374d35"/>
    </style:style>
    <style:style style:name="T40" style:family="text">
      <style:text-properties style:font-name="Calibri Light1" fo:font-style="normal" style:font-style-asian="normal" style:font-style-complex="normal"/>
    </style:style>
    <style:style style:name="T41" style:family="text">
      <style:text-properties style:font-name="Calibri Light1" fo:font-style="normal" officeooo:rsid="001d8970" style:font-style-asian="normal" style:font-style-complex="normal"/>
    </style:style>
    <style:style style:name="T42" style:family="text">
      <style:text-properties style:font-name="Calibri Light1" fo:font-style="normal" officeooo:rsid="00423d5f" style:font-style-asian="normal" style:font-style-complex="normal"/>
    </style:style>
    <style:style style:name="T43" style:family="text">
      <style:text-properties style:font-name="Calibri Light1" fo:font-style="normal" officeooo:rsid="0048f8dc" style:font-style-asian="normal" style:font-style-complex="normal"/>
    </style:style>
    <style:style style:name="T44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5" style:family="text">
      <style:text-properties style:font-name="Calibri Light1" fo:font-style="normal" officeooo:rsid="00388b88" fo:background-color="#ffffff" loext:char-shading-value="0" style:font-name-asian="Times New Roman1" style:font-style-asian="normal" style:font-name-complex="Times New Roman1" style:font-style-complex="normal"/>
    </style:style>
    <style:style style:name="T46" style:family="text">
      <style:text-properties style:font-name="Calibri Light1" fo:font-style="normal" officeooo:rsid="0045cd4f" style:font-name-asian="Times New Roman1" style:font-style-asian="normal" style:font-name-complex="Times New Roman1" style:font-style-complex="normal" style:font-weight-complex="bold"/>
    </style:style>
    <style:style style:name="T47" style:family="text">
      <style:text-properties style:font-name="Calibri Light1" fo:font-style="normal" officeooo:rsid="0048f8dc" style:font-name-asian="Times New Roman1" style:font-style-asian="normal" style:font-name-complex="Times New Roman1" style:font-style-complex="normal" style:font-weight-complex="bold"/>
    </style:style>
    <style:style style:name="T48" style:family="text">
      <style:text-properties style:font-name="Calibri Light1" fo:background-color="#ffffff" loext:char-shading-value="0" style:font-name-asian="Times New Roman1" style:font-name-complex="Times New Roman1"/>
    </style:style>
    <style:style style:name="T49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50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51" style:family="text">
      <style:text-properties style:font-name="Calibri Light1" style:font-name-asian="Times New Roman1" style:font-name-complex="Times New Roman1" style:font-weight-complex="bold"/>
    </style:style>
    <style:style style:name="T52" style:family="text">
      <style:text-properties style:font-name="Calibri Light1" officeooo:rsid="002f825e" style:font-name-asian="Times New Roman1" style:font-name-complex="Times New Roman1" style:font-weight-complex="bold"/>
    </style:style>
    <style:style style:name="T53" style:family="text">
      <style:text-properties style:font-name="Calibri Light1" officeooo:rsid="0011d00d" style:font-name-asian="Times New Roman1" style:font-name-complex="Times New Roman1" style:font-weight-complex="bold"/>
    </style:style>
    <style:style style:name="T54" style:family="text">
      <style:text-properties style:font-name="Calibri Light1" officeooo:rsid="0045cd4f" style:font-name-asian="Times New Roman1" style:font-name-complex="Times New Roman1" style:font-weight-complex="bold"/>
    </style:style>
    <style:style style:name="T55" style:family="text">
      <style:text-properties style:font-name="Calibri Light1" officeooo:rsid="004b71c1" style:font-name-asian="Times New Roman1" style:font-name-complex="Times New Roman1" style:font-weight-complex="bold"/>
    </style:style>
    <style:style style:name="T56" style:family="text">
      <style:text-properties fo:color="#808080" style:font-name="Calibri Light2" style:font-name-asian="Times New Roman1" style:font-name-complex="Times New Roman1" style:font-weight-complex="bold"/>
    </style:style>
    <style:style style:name="T57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58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59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60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61" style:family="text">
      <style:text-properties fo:color="#808080" style:font-name="Calibri Light2" officeooo:rsid="00474b70" style:font-name-asian="Times New Roman1" style:font-name-complex="Times New Roman1" style:font-weight-complex="bold"/>
    </style:style>
    <style:style style:name="T62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63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64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65" style:family="text">
      <style:text-properties fo:color="#808080" style:font-name="Calibri Light1" fo:font-style="normal" style:font-style-asian="normal" style:font-style-complex="normal"/>
    </style:style>
    <style:style style:name="T66" style:family="text">
      <style:text-properties fo:color="#808080" style:font-name="Calibri Light1" fo:font-style="normal" officeooo:rsid="00388b88" style:font-style-asian="normal" style:font-style-complex="normal"/>
    </style:style>
    <style:style style:name="T67" style:family="text">
      <style:text-properties fo:color="#808080" style:font-name="Calibri Light1" fo:font-style="normal" officeooo:rsid="00423d5f" style:font-style-asian="normal" style:font-style-complex="normal"/>
    </style:style>
    <style:style style:name="T68" style:family="text">
      <style:text-properties fo:color="#808080" style:font-name="Calibri Light1" style:font-style-complex="italic"/>
    </style:style>
    <style:style style:name="T69" style:family="text">
      <style:text-properties fo:color="#808080" style:font-name="Calibri Light1" officeooo:rsid="00388b88" style:font-style-complex="italic"/>
    </style:style>
    <style:style style:name="T70" style:family="text">
      <style:text-properties fo:color="#808080" style:font-name="Calibri Light1" officeooo:rsid="00423d5f" style:font-style-complex="italic"/>
    </style:style>
    <style:style style:name="T71" style:family="text">
      <style:text-properties fo:color="#808080" style:font-name="Calibri Light1" style:font-name-asian="Times New Roman1" style:font-name-complex="Times New Roman1" style:font-weight-complex="bold"/>
    </style:style>
    <style:style style:name="T72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73" style:family="text">
      <style:text-properties fo:color="#666666" style:font-name-asian="Times New Roman1" style:font-name-complex="Times New Roman1" style:font-weight-complex="bold"/>
    </style:style>
    <style:style style:name="T74" style:family="text">
      <style:text-properties fo:color="#666666" officeooo:rsid="0013bb34" style:font-name-asian="Times New Roman1" style:font-name-complex="Times New Roman1" style:font-weight-complex="bold"/>
    </style:style>
    <style:style style:name="T75" style:family="text">
      <style:text-properties fo:color="#666666" officeooo:rsid="001fa27f" style:font-name-asian="Times New Roman1" style:font-name-complex="Times New Roman1" style:font-weight-complex="bold"/>
    </style:style>
    <style:style style:name="T76" style:family="text">
      <style:text-properties fo:color="#666666" officeooo:rsid="00144179" style:font-name-asian="Times New Roman1" style:font-name-complex="Times New Roman1" style:font-weight-complex="bold"/>
    </style:style>
    <style:style style:name="T77" style:family="text">
      <style:text-properties fo:color="#666666" officeooo:rsid="0045cd4f" style:font-name-asian="Times New Roman1" style:font-name-complex="Times New Roman1" style:font-weight-complex="bold"/>
    </style:style>
    <style:style style:name="T78" style:family="text">
      <style:text-properties fo:color="#666666" officeooo:rsid="0048f8dc" style:font-name-asian="Times New Roman1" style:font-name-complex="Times New Roman1" style:font-weight-complex="bold"/>
    </style:style>
    <style:style style:name="T79" style:family="text">
      <style:text-properties fo:color="#666666" fo:font-weight="normal" style:font-weight-asian="normal" style:font-weight-complex="normal"/>
    </style:style>
    <style:style style:name="T80" style:family="text">
      <style:text-properties style:font-name-asian="Times New Roman1" style:font-name-complex="Times New Roman1"/>
    </style:style>
    <style:style style:name="T81" style:family="text">
      <style:text-properties officeooo:rsid="003d1e59" style:font-name-asian="Times New Roman1" style:font-name-complex="Times New Roman1"/>
    </style:style>
    <style:style style:name="T82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3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84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85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6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7" style:family="text">
      <style:text-properties fo:font-variant="normal" fo:text-transform="none" style:font-name="Calibri Light2" fo:letter-spacing="normal" fo:font-style="normal" fo:font-weight="normal" officeooo:rsid="0045cd4f" style:font-weight-asian="normal" style:font-weight-complex="normal"/>
    </style:style>
    <style:style style:name="T88" style:family="text">
      <style:text-properties fo:font-variant="normal" fo:text-transform="none" style:font-name="Calibri Light2" fo:letter-spacing="normal" fo:font-style="normal" fo:font-weight="normal" officeooo:rsid="00182a72" style:font-name-asian="Times New Roman1" style:font-weight-asian="normal" style:font-name-complex="Times New Roman1" style:font-weight-complex="normal"/>
    </style:style>
    <style:style style:name="T89" style:family="text">
      <style:text-properties fo:font-variant="normal" fo:text-transform="none" style:font-name="Calibri Light2" fo:letter-spacing="normal" fo:font-style="normal" fo:font-weight="normal" officeooo:rsid="001fa27f" style:font-name-asian="Times New Roman1" style:font-weight-asian="normal" style:font-name-complex="Times New Roman1" style:font-weight-complex="normal"/>
    </style:style>
    <style:style style:name="T90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91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92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93" style:family="text">
      <style:text-properties fo:font-variant="normal" fo:text-transform="none" fo:color="#000000" style:font-name="Calibri Light1" fo:letter-spacing="normal" officeooo:rsid="004841e7" style:font-name-asian="Times New Roman1" style:font-name-complex="Times New Roman1" style:font-weight-complex="bold"/>
    </style:style>
    <style:style style:name="T94" style:family="text">
      <style:text-properties fo:font-variant="normal" fo:text-transform="none" fo:color="#000000" style:font-name="Calibri Light1" fo:font-size="12pt" fo:letter-spacing="normal" fo:font-style="normal" fo:font-weight="normal" officeooo:rsid="002fbc15" style:font-name-asian="Times New Roman1" style:font-name-complex="Times New Roman1" style:font-weight-complex="bold"/>
    </style:style>
    <style:style style:name="T95" style:family="text">
      <style:text-properties fo:font-variant="normal" fo:text-transform="none" fo:color="#000000" style:font-name="Calibri Light1" fo:font-size="12pt" fo:letter-spacing="normal" fo:font-style="normal" fo:font-weight="normal" officeooo:rsid="0048f8dc" style:font-name-asian="Times New Roman1" style:font-name-complex="Times New Roman1" style:font-weight-complex="bold"/>
    </style:style>
    <style:style style:name="T96" style:family="text">
      <style:text-properties fo:font-variant="normal" fo:text-transform="none" fo:letter-spacing="normal" officeooo:rsid="00243ec1" style:font-weight-complex="bold"/>
    </style:style>
    <style:style style:name="T97" style:family="text">
      <style:text-properties style:font-name="Lato Hairline1"/>
    </style:style>
    <style:style style:name="T98" style:family="text">
      <style:text-properties officeooo:rsid="001fa27f"/>
    </style:style>
    <style:style style:name="T99" style:family="text">
      <style:text-properties officeooo:rsid="0022a991"/>
    </style:style>
    <style:style style:name="T100" style:family="text">
      <style:text-properties officeooo:rsid="0027e78a"/>
    </style:style>
    <style:style style:name="T101" style:family="text">
      <style:text-properties officeooo:rsid="002c84d4"/>
    </style:style>
    <style:style style:name="T102" style:family="text">
      <style:text-properties fo:font-style="normal" style:font-name-asian="Times New Roman1" style:font-style-asian="normal" style:font-name-complex="Times New Roman1" style:font-style-complex="normal"/>
    </style:style>
    <style:style style:name="T103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104" style:family="text">
      <style:text-properties fo:font-style="italic" officeooo:rsid="000f989d" style:font-name-asian="Times New Roman1" style:font-style-asian="italic" style:font-name-complex="Times New Roman1"/>
    </style:style>
    <style:style style:name="T105" style:family="text">
      <style:text-properties officeooo:rsid="00388b88"/>
    </style:style>
    <style:style style:name="T106" style:family="text">
      <style:text-properties officeooo:rsid="0041102a"/>
    </style:style>
    <style:style style:name="T107" style:family="text">
      <style:text-properties officeooo:rsid="00423d5f"/>
    </style:style>
    <style:style style:name="T108" style:family="text">
      <style:text-properties officeooo:rsid="0045cd4f"/>
    </style:style>
    <style:style style:name="T109" style:family="text">
      <style:text-properties style:font-name="Segoe UI Semilight" fo:font-size="7pt" officeooo:rsid="004aeb0f" style:font-size-asian="7pt" style:font-size-complex="7pt" style:font-weight-complex="bold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custom-shape text:anchor-type="paragraph" draw:z-index="0" draw:name="Text Box 2" draw:style-name="gr1" draw:text-style-name="P41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8">thung1@binghamton.edu <text:s text:c="6"/>(646) 436-9103</text:p><text:p text:style-name="P19"><text:span text:style-name="T81">http://</text:span><text:span text:style-name="T80">timhung.</text:span><text:span text:style-name="T81">codes</text:span><text:span text:style-name="T80"><text:tab/><text:tab/> <text:s text:c="2"/>github.com/AvocadosConstant</text:span></text:p><text:p text:style-name="P17">linkedin.com/in/timhung1 <text:s text:c="2"/><text:tab/> <text:s text:c="2"/>devpost.com/AvocadosConstant</text:p></draw:text-box></draw:frame><draw:line text:anchor-type="paragraph" draw:z-index="2" draw:style-name="gr2" draw:text-style-name="P42" svg:x1="2.6709in" svg:y1="0.0008in" svg:x2="2.6709in" svg:y2="0.7299in"><text:p/></draw:line><text:span text:style-name="T97">Tim Hung</text:span> </text:p>
      <text:p text:style-name="P10">Education</text:p>
      <text:p text:style-name="P5">Binghamton University, State University of New York, Thomas J. Watson School of Engineering and Applied Science</text:p>
      <text:p text:style-name="P11"><text:span text:style-name="T102">Bachelor of Science in Computer Science and Bachelor of Arts in Mathematic</text:span><text:span text:style-name="T103">s</text:span><text:span text:style-name="T104"><text:tab/><text:tab/><text:tab/> <text:s text:c="10"/></text:span><text:span text:style-name="T80">Expected May ‘18</text:span></text:p>
      <text:p text:style-name="P8"><text:span text:style-name="T1"><text:tab/>Lyle &amp; Dorothy Feisel Scholarship | Univers</text:span><text:bookmark text:name="_GoBack"/><text:span text:style-name="T1">ity Scholars (Top 2%) </text:span><text:span text:style-name="T9">| </text:span><text:bookmark text:name="firstHeading"/><text:span text:style-name="T90">ΠM</text:span><text:span text:style-name="T10">E M</text:span><text:span text:style-name="T9">ath Honor Society</text:span><text:span text:style-name="T1"> </text:span><text:span text:style-name="T11">| Watson Dean’s List</text:span></text:p>
      <text:p text:style-name="P16">Skills</text:p>
      <text:p text:style-name="P21"><text:span text:style-name="T22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22"><text:span text:style-name="T18">Technical</text:span><text:span text:style-name="T2"> <text:tab/>Java, C++, </text:span><text:span text:style-name="T92">Python</text:span><text:span text:style-name="T2">, JavaScript</text:span><text:span text:style-name="T91">, C♯</text:span><text:span text:style-name="T92">, </text:span><text:span text:style-name="T93">SQL, </text:span><text:span text:style-name="T91">HTML/CSS </text:span></text:p>
      <text:p text:style-name="P22"><text:span text:style-name="T19">T</text:span><text:span text:style-name="T18">ools</text:span><text:span text:style-name="T2"> <text:tab/><text:tab/></text:span><text:span text:style-name="T3">Node.js, </text:span><text:span text:style-name="T6">Open CV, </text:span><text:span text:style-name="T7">Android Development, Git, </text:span><text:span text:style-name="T2">UNIX Command Line, </text:span><text:span text:style-name="T3">Vim</text:span></text:p>
      <text:p text:style-name="P20"><text:span text:style-name="T18">Languages</text:span><text:span text:style-name="T2"> <text:tab/></text:span><text:span text:style-name="T63">Fluen</text:span><text:span text:style-name="T64">t</text:span><text:span text:style-name="T63">: </text:span><text:span text:style-name="T2">English, Mandarin Chinese | </text:span><text:span text:style-name="T63">Proficient: </text:span><text:span text:style-name="T2">Spanish, Taiwanese Hokkien</text:span></text:p>
      <text:p text:style-name="P15">Experience</text:p>
      <text:p text:style-name="P1"><text:span text:style-name="T105">Bloomberg L.P.</text:span><text:tab/><text:tab/><text:tab/><text:tab/><text:tab/><text:tab/><text:tab/><text:tab/><text:tab/><text:tab/> <text:s text:c="2"/><text:tab/><text:tab/> <text:s/><text:span text:style-name="T105">New York</text:span>, <text:span text:style-name="T105">NY</text:span></text:p>
      <text:p text:style-name="P3"><text:span text:style-name="T66">Software Engineering</text:span><text:span text:style-name="T65"> Intern </text:span><text:span text:style-name="T67">| Data, Web, &amp; Analytics</text:span><text:span text:style-name="T31"><text:tab/><text:tab/> <text:s text:c="11"/><text:tab/><text:tab/> <text:s text:c="9"/><text:tab/> <text:tab/> <text:s text:c="12"/></text:span><text:span text:style-name="T70">Jun</text:span><text:span text:style-name="T68"> ’1</text:span><text:span text:style-name="T69">7 </text:span><text:span text:style-name="T68">– </text:span><text:span text:style-name="T70">Aug ‘17</text:span></text:p>
      <text:list xml:id="list4685269712249637526" text:style-name="WWNum25">
        <text:list-item>
          <text:p text:style-name="P23"><text:span text:style-name="T107">Enrich internal applications </text:span>by leveraging geolocation data <text:span text:style-name="T106">to refine search functionality</text:span></text:p>
        </text:list-item>
        <text:list-item>
          <text:p text:style-name="P25">Update 3-tier architecture to dynamically build DB queries through multiple services and display with Angular.js</text:p>
        </text:list-item>
      </text:list>
      <text:p text:style-name="P27"><text:s/></text:p>
      <text:p text:style-name="P2">Microsoft Corporation<text:tab/><text:tab/><text:tab/><text:tab/><text:tab/><text:tab/><text:tab/><text:tab/><text:tab/><text:tab/><text:tab/> <text:s text:c="2"/><text:span text:style-name="T100">Bellevue</text:span>, WA</text:p>
      <text:p text:style-name="P12"><text:span text:style-name="T43">Software Engineer</text:span><text:span text:style-name="T40">/P</text:span><text:span text:style-name="T41">roduct </text:span><text:span text:style-name="T40">M</text:span><text:span text:style-name="T41">anager</text:span><text:span text:style-name="T40"> In</text:span><text:span text:style-name="T42">­</text:span><text:span text:style-name="T40">tern </text:span><text:span text:style-name="T42">| Cortana/ASG</text:span><text:span text:style-name="T31"><text:tab/><text:tab/><text:tab/> <text:s text:c="11"/><text:tab/><text:tab/> <text:s text:c="10"/></text:span><text:span text:style-name="T34">May ’16 – </text:span><text:span text:style-name="T35">Aug '16</text:span></text:p>
      <text:list xml:id="list826095098899" text:continue-numbering="true" text:style-name="WWNum25">
        <text:list-item>
          <text:p text:style-name="P24">Developed platform to extend Cortana compatibility with over 300 new services in a team of 3</text:p>
        </text:list-item>
      </text:list>
      <text:p text:style-name="P27"><text:s/></text:p>
      <text:p text:style-name="P4">Binghamton University Computer Science Department<text:tab/><text:tab/><text:tab/><text:tab/><text:tab/> <text:s text:c="9"/>Binghamton, NY</text:p>
      <text:p text:style-name="P13"><text:span text:style-name="T44">Course Assistant for CS-140: Object Oriented Programming <text:s/></text:span><text:span text:style-name="T32"><text:tab/><text:tab/><text:tab/><text:tab/><text:tab/> <text:s text:c="13"/></text:span><text:span text:style-name="T49">Sep ’15 – </text:span><text:span text:style-name="T50">Jan '16</text:span></text:p>
      <text:list xml:id="list824904534107" text:continue-numbering="true" text:style-name="WWNum25">
        <text:list-item>
          <text:p text:style-name="P26">Guide<text:span text:style-name="T99">d</text:span>, <text:span text:style-name="T99">taught</text:span>, grade<text:span text:style-name="T99">d, and held office hours for </text:span>class of <text:span text:style-name="T101">30</text:span> students</text:p>
        </text:list-item>
      </text:list>
      <text:p text:style-name="P28"><text:s/></text:p>
      <text:p text:style-name="P9"><text:span text:style-name="T28">Binghamton ACM Student Chapter</text:span><text:span text:style-name="T27"> Executive Board<text:tab/><text:tab/><text:tab/><text:tab/><text:tab/><text:tab/> <text:s text:c="9"/>Binghamton, NY</text:span><text:span text:style-name="T26"><text:tab/></text:span></text:p>
      <text:p text:style-name="P13"><text:span text:style-name="T45">President</text:span><text:span text:style-name="T44"> </text:span><text:span text:style-name="T48"><text:tab/><text:tab/><text:tab/><text:tab/><text:tab/><text:tab/><text:tab/><text:tab/> <text:s text:c="13"/><text:tab/><text:tab/><text:tab/><text:tab/>Jan ’15 - Present</text:span></text:p>
      <text:list xml:id="list825695549580" text:continue-numbering="true" text:style-name="WWNum25">
        <text:list-item>
          <text:p text:style-name="P29"><text:span text:style-name="T15">O</text:span><text:span text:style-name="T13">rganize </text:span><text:span text:style-name="T12">monthly ACM Programming Competitions </text:span><text:span text:style-name="T14">and weekly </text:span><text:span text:style-name="T16">tech </text:span><text:span text:style-name="T14">workshops </text:span><text:span text:style-name="T15">to promote </text:span><text:span text:style-name="T17">CS on campus</text:span></text:p>
        </text:list-item>
      </text:list>
      <text:p text:style-name="P15">Projects</text:p>
      <text:p text:style-name="P31"><text:span text:style-name="T25">fbmsgparse</text:span><text:span text:style-name="T18"> </text:span><text:span text:style-name="T74">| </text:span><text:span text:style-name="T78">Python Module<text:tab/><text:tab/><text:tab/><text:tab/></text:span><text:span text:style-name="T75"><text:tab/><text:tab/></text:span><text:span text:style-name="T18"> <text:s text:c="4"/><text:tab/> <text:s text:c="13"/><text:tab/> <text:s text:c="9"/></text:span><text:span text:style-name="T21">Binghamton, </text:span><text:span text:style-name="T25">NY</text:span></text:p>
      <text:p text:style-name="P32"><text:span text:style-name="T47">Python 3, BeautifulSoup, Markovify</text:span><text:span text:style-name="T51"><text:tab/><text:tab/><text:tab/><text:tab/><text:tab/> <text:s text:c="14"/><text:tab/><text:tab/><text:tab/><text:tab/></text:span><text:span text:style-name="T55">May</text:span><text:span text:style-name="T51"> ‘1</text:span><text:span text:style-name="T55">7</text:span></text:p>
      <text:list xml:id="list825167333001" text:continue-numbering="true" text:style-name="WWNum25">
        <text:list-item>
          <text:p text:style-name="P34"><text:span text:style-name="T95">Built module to c</text:span><text:span text:style-name="T94">lean, organize, </text:span><text:span text:style-name="T95">and </text:span><text:span text:style-name="T94">preprocess Facebook message history</text:span></text:p>
        </text:list-item>
      </text:list>
      <text:p text:style-name="P27"><text:s/></text:p>
      <text:p text:style-name="P31"><text:span text:style-name="T23">Exploring Triangulation</text:span><text:span text:style-name="T18"> </text:span><text:span text:style-name="T74">| </text:span><text:span text:style-name="T77">Computer Vision Term Project</text:span><text:span text:style-name="T23"><text:tab/><text:tab/><text:tab/><text:tab/><text:tab/> <text:s text:c="9"/></text:span><text:span text:style-name="T21">Binghamton, </text:span><text:span text:style-name="T25">NY</text:span></text:p>
      <text:p text:style-name="P32"><text:span text:style-name="T46">C++, OpenCV<text:tab/></text:span><text:span text:style-name="T51"><text:tab/><text:tab/><text:tab/><text:tab/><text:tab/><text:tab/><text:tab/> <text:s text:c="14"/><text:tab/><text:tab/><text:tab/><text:tab/> </text:span><text:span text:style-name="T54">Dec</text:span><text:span text:style-name="T51"> ‘1</text:span><text:span text:style-name="T52">6</text:span></text:p>
      <text:list xml:id="list825723102796" text:continue-numbering="true" text:style-name="WWNum25">
        <text:list-item>
          <text:p text:style-name="P38"><text:span text:style-name="T5">R</text:span><text:span text:style-name="T2">esearched and developed methods to </text:span><text:span text:style-name="T8">geometrically </text:span><text:span text:style-name="T2">triangulate photographs for low-poly art and compression</text:span></text:p>
        </text:list-item>
        <text:list-item>
          <text:p text:style-name="P39"><text:span text:style-name="T2">Implemented feature/corner detection and Delaunay triangulation to segment images</text:span></text:p>
        </text:list-item>
      </text:list>
      <text:p text:style-name="P27"><text:s/></text:p>
      <text:p text:style-name="P30"><text:span text:style-name="T21">My Facebook Home</text:span><text:span text:style-name="T18"> </text:span><text:span text:style-name="T74">| </text:span><text:span text:style-name="T75">HackDFW</text:span><text:span text:style-name="T73"> </text:span><text:span text:style-name="T76">| </text:span><text:span text:style-name="T75">1</text:span><text:span text:style-name="T72">st</text:span><text:span text:style-name="T75"> </text:span><text:span text:style-name="T73">Place </text:span><text:span text:style-name="T75">out of</text:span><text:span text:style-name="T73"> </text:span><text:span text:style-name="T75">over 350 competitors</text:span><text:span text:style-name="T18"> <text:s text:c="4"/><text:tab/> <text:s text:c="15"/><text:tab/><text:tab/> <text:s text:c="7"/></text:span><text:span text:style-name="T21">Dallas, TX</text:span></text:p>
      <text:p text:style-name="P14"><text:span text:style-name="T46">FB Messenger API, Javascript, Node, Arduino</text:span><text:span text:style-name="T51"><text:tab/><text:tab/><text:tab/><text:tab/> <text:s text:c="14"/><text:tab/><text:tab/><text:tab/><text:tab/> </text:span><text:span text:style-name="T52">Apr</text:span><text:span text:style-name="T51"> ‘1</text:span><text:span text:style-name="T52">6</text:span></text:p>
      <text:list xml:id="list825311511553" text:continue-numbering="true" text:style-name="WWNum25">
        <text:list-item>
          <text:p text:style-name="P35"><text:span text:style-name="T36">Developed</text:span><text:span text:style-name="T30"> </text:span><text:span text:style-name="T37">a home automation chat bot for Facebook Messenger in 24 hours </text:span><text:span text:style-name="T39">in</text:span><text:span text:style-name="T36"> a team of </text:span><text:span text:style-name="T38">3</text:span></text:p>
        </text:list-item>
        <text:list-item>
          <text:p text:style-name="P36">Wrote <text:span text:style-name="T108">a primitive </text:span>NLP backend <text:span text:style-name="T108">for</text:span> command recognition and a <text:span text:style-name="T108">built a </text:span>home security camera web client</text:p>
        </text:list-item>
      </text:list>
      <text:p text:style-name="P27"><text:s/></text:p>
      <text:p text:style-name="P6">dinotes <text:span text:style-name="T79">| Hack the Dinos</text:span><text:tab/><text:tab/><text:tab/><text:tab/><text:tab/><text:tab/><text:tab/> American Museum of Natural History</text:p>
      <text:p text:style-name="P13"><text:span text:style-name="T46">Javascript, Node, Materialize, HTML/CSS</text:span><text:span text:style-name="T33"><text:tab/></text:span><text:span text:style-name="T51"><text:tab/><text:tab/><text:tab/><text:tab/><text:tab/><text:tab/><text:tab/><text:tab/> <text:s text:c="3"/><text:tab/></text:span><text:span text:style-name="T53">Nov</text:span><text:span text:style-name="T51"> ‘15</text:span></text:p>
      <text:list xml:id="list825992114998" text:continue-numbering="true" text:style-name="WWNum25">
        <text:list-item>
          <text:p text:style-name="P37"><text:span text:style-name="T88">Built </text:span><text:span text:style-name="T89">cross</text:span><text:span text:style-name="T88">-device friendly </text:span><text:span text:style-name="T89">web client </text:span><text:span text:style-name="T83">t</text:span><text:span text:style-name="T82">o </text:span><text:span text:style-name="T83">aid </text:span><text:span text:style-name="T87">research </text:span><text:span text:style-name="T83">paleontologists i</text:span><text:span text:style-name="T82">n </text:span><text:span text:style-name="T83">d</text:span><text:span text:style-name="T82">ocumenting </text:span><text:span text:style-name="T83">e</text:span><text:span text:style-name="T82">xpeditions </text:span><text:span text:style-name="T86">in</text:span><text:span text:style-name="T83"> a team </text:span><text:span text:style-name="T84">of </text:span><text:span text:style-name="T85">5</text:span></text:p>
        </text:list-item>
      </text:list>
      <text:p text:style-name="P15">Competitions</text:p>
      <text:p text:style-name="P33"><text:span text:style-name="T18">ACM Regional Collegiate Programming Competition (ICPC) at </text:span><text:span text:style-name="T24">Manhattan</text:span><text:span text:style-name="T18"> College </text:span><text:span text:style-name="T56">| </text:span><text:span text:style-name="T61">Team Coach</text:span><text:span text:style-name="T18"><text:tab/><text:tab/><text:tab/></text:span><text:span text:style-name="T56">Nov </text:span><text:span text:style-name="T71">‘</text:span><text:span text:style-name="T56">1</text:span><text:span text:style-name="T61">6</text:span></text:p>
      <text:p text:style-name="P33"><text:span text:style-name="T18">ACM Regional Collegiate Programming Competition (ICPC) at Queens College </text:span><text:span text:style-name="T56">| </text:span><text:span text:style-name="T61">Team Coach &amp; Competitor</text:span><text:span text:style-name="T29"><text:tab/></text:span><text:span text:style-name="T56">Nov </text:span><text:span text:style-name="T71">‘</text:span><text:span text:style-name="T56">1</text:span><text:span text:style-name="T60">5</text:span></text:p>
      <text:p text:style-name="P7"><text:span text:style-name="T18">ACM Programming Competition at Binghamton University </text:span><text:span text:style-name="T57">| 3</text:span><text:span text:style-name="T62">rd</text:span><text:span text:style-name="T57"> </text:span><text:span text:style-name="T61">O</text:span><text:span text:style-name="T57">verall </text:span><text:span text:style-name="T59">and</text:span><text:span text:style-name="T57"> </text:span><text:span text:style-name="T61">F</text:span><text:span text:style-name="T57">reshman </text:span><text:span text:style-name="T61">P</text:span><text:span text:style-name="T57">rize</text:span><text:span text:style-name="T18"><text:tab/><text:tab/><text:tab/></text:span><text:span text:style-name="T71">Dec ‘14</text:span></text:p>
      <text:p text:style-name="P7"><text:span text:style-name="T18">ACM Regional Collegiate Programming Competition (ICPC) at St. Joseph’s College<text:tab/> </text:span><text:span text:style-name="T57">| 4</text:span><text:span text:style-name="T62">th</text:span><text:span text:style-name="T57"> </text:span><text:span text:style-name="T61">F</text:span><text:span text:style-name="T57">r</text:span><text:span text:style-name="T58">e</text:span><text:span text:style-name="T57">sh/</text:span><text:span text:style-name="T61">S</text:span><text:span text:style-name="T57">oph team</text:span><text:span text:style-name="T20"><text:tab/></text:span><text:span text:style-name="T18"><text:tab/></text:span><text:span text:style-name="T71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58</meta:editing-cycles>
    <meta:print-date>2015-04-28T02:00:00</meta:print-date>
    <meta:creation-date>2014-11-04T03:52:00</meta:creation-date>
    <dc:date>2017-07-27T00:08:24.305168546</dc:date>
    <meta:editing-duration>PT8H38M40S</meta:editing-duration>
    <meta:generator>LibreOffice/5.1.6.2$Linux_X86_64 LibreOffice_project/10m0$Build-2</meta:generator>
    <meta:document-statistic meta:table-count="0" meta:image-count="0" meta:object-count="0" meta:page-count="1" meta:paragraph-count="53" meta:word-count="452" meta:character-count="3480" meta:non-whitespace-character-count="26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